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053cm" draw:marker-end-width="0.053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4cm" draw:marker-end="Arrow" draw:marker-end-width="0.229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family="'Linux Libertine'" style:font-pitch="variable"/>
    </style:style>
    <style:style style:name="P2" style:family="paragraph">
      <style:paragraph-properties fo:text-align="center"/>
      <style:text-properties fo:font-family="'Linux Libertine'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family="'Linux Libertine'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3.556cm" svg:height="1.524cm" svg:x="6.032cm" svg:y="0cm">
            <text:p text:style-name="P1"><text:span text:style-name="T1">ICCD Imag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2" draw:id="id2" draw:layer="layout" svg:width="4.064cm" svg:height="1.524cm" svg:x="5.778cm" svg:y="2.459cm">
            <text:p text:style-name="P1"><text:span text:style-name="T1">Background</text:span></text:p>
            <text:p text:style-name="P1"><text:span text:style-name="T1">Remo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4.826cm" svg:height="1.524cm" svg:x="5.397cm" svg:y="5.043cm">
            <text:p text:style-name="P1"><text:span text:style-name="T1">Pixel-Wavelength</text:span></text:p>
            <text:p text:style-name="P1"><text:span text:style-name="T1">Conver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" draw:id="id4" draw:layer="layout" svg:width="4.826cm" svg:height="1.524cm" svg:x="10.795cm" svg:y="5.043cm">
            <text:p text:style-name="P1"><text:span text:style-name="T1">Calibration</text:span>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xml:id="id5" draw:id="id5" draw:layer="layout" svg:width="4.953cm" svg:height="1.524cm" svg:x="0cm" svg:y="5.043cm">
            <text:p text:style-name="P1"><text:span text:style-name="T1">Spectrometer</text:span></text:p>
            <text:p text:style-name="P1"><text:span text:style-name="T1">Settings</text:span>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xml:id="id6" draw:id="id6" draw:layer="layout" svg:width="4.699cm" svg:height="1.524cm" svg:x="0.135cm" svg:y="7.71cm">
            <text:p text:style-name="P1"><text:span text:style-name="T1">Simulate</text:span></text:p>
            <text:p text:style-name="P1"><text:span text:style-name="T1">Spect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7" draw:id="id7" draw:layer="layout" svg:width="3.81cm" svg:height="1.524cm" svg:x="5.905cm" svg:y="7.71cm">
            <text:p text:style-name="P1"><text:span text:style-name="T1">Minimize</text:span></text:p>
            <text:p text:style-name="P1"><text:span text:style-name="T1">Residu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8" draw:id="id8" draw:layer="layout" svg:width="3.556cm" svg:height="1.524cm" svg:x="10.795cm" svg:y="7.71cm">
            <text:p text:style-name="P1"><text:span text:style-name="T1">Return</text:span></text:p>
            <text:p text:style-name="P1"><text:span text:style-name="T1">Temperatu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3" draw:layer="layout" draw:type="line" svg:x1="7.81cm" svg:y1="1.524cm" svg:x2="7.81cm" svg:y2="2.459cm" draw:start-shape="id1" draw:start-glue-point="2" draw:end-shape="id2" draw:end-glue-point="0" svg:d="m7810 1524v935">
            <text:p/>
          </draw:connector>
          <draw:connector draw:style-name="gr2" draw:text-style-name="P3" draw:layer="layout" draw:type="line" svg:x1="7.81cm" svg:y1="3.983cm" svg:x2="7.81cm" svg:y2="5.043cm" draw:start-shape="id2" draw:start-glue-point="2" draw:end-shape="id3" svg:d="m7810 3983v1060">
            <text:p/>
          </draw:connector>
          <draw:connector draw:style-name="gr2" draw:text-style-name="P3" draw:layer="layout" draw:type="line" svg:x1="11.398cm" svg:y1="5.805cm" svg:x2="10.223cm" svg:y2="5.805cm" draw:start-shape="id4" draw:start-glue-point="9" draw:end-shape="id3" svg:d="m11398 5805h-1175">
            <text:p/>
          </draw:connector>
          <draw:connector draw:style-name="gr2" draw:text-style-name="P3" draw:layer="layout" draw:type="line" svg:x1="2.477cm" svg:y1="6.567cm" svg:x2="2.484cm" svg:y2="7.71cm" draw:start-shape="id5" draw:start-glue-point="8" draw:end-shape="id6" svg:d="m2477 6567 7 1143">
            <text:p/>
          </draw:connector>
          <draw:connector draw:style-name="gr2" draw:text-style-name="P3" draw:layer="layout" draw:type="line" svg:x1="4.834cm" svg:y1="8.472cm" svg:x2="5.905cm" svg:y2="8.472cm" draw:start-shape="id6" draw:start-glue-point="1" draw:end-shape="id7" svg:d="m4834 8472h1071">
            <text:p/>
          </draw:connector>
          <draw:connector draw:style-name="gr2" draw:text-style-name="P3" draw:layer="layout" draw:type="line" svg:x1="7.81cm" svg:y1="6.567cm" svg:x2="7.81cm" svg:y2="7.71cm" draw:start-shape="id3" draw:start-glue-point="2" draw:end-shape="id7" draw:end-glue-point="0" svg:d="m7810 6567v1143">
            <text:p/>
          </draw:connector>
          <draw:connector draw:style-name="gr2" draw:text-style-name="P3" draw:layer="layout" draw:type="line" svg:x1="9.715cm" svg:y1="8.472cm" svg:x2="10.795cm" svg:y2="8.472cm" draw:start-shape="id7" draw:start-glue-point="1" draw:end-shape="id8" draw:end-glue-point="3" svg:d="m9715 8472h108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21cm" fo:page-height="9.2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6T15:11:11</meta:creation-date>
    <dc:date>2012-06-18T10:22:44.61</dc:date>
    <meta:editing-duration>P0D</meta:editing-duration>
    <meta:editing-cycles>4</meta:editing-cycles>
    <meta:generator>LibreOffice/3.5$Windows_x86 LibreOffice_project/165a79a-7059095-e13bb37-fef39a4-9503d18</meta:generator>
    <meta:document-statistic meta:object-count="16"/>
  </office:meta>
</office:document-meta>
</file>